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63900004F1D00003B56EE367A6F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1cm" svg:height="4.523cm" svg:x="2.532cm" svg:y="0.239cm">
          <draw:image xlink:href="Pictures/2000063900004F1D00003B56EE367A6F.wmf" xlink:type="simple" xlink:show="embed" xlink:actuate="onLoad">
            <text:p/>
          </draw:image>
        </draw:frame>
        <draw:frame draw:style-name="gr2" draw:layer="layout" svg:width="0.515cm" svg:height="0.529cm" svg:x="3.195cm" svg:y="0.3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08cm" svg:height="0.529cm" svg:x="4.102cm" svg:y="2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08cm" svg:height="0.529cm" svg:x="6.257cm" svg:y="2.9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draw:layer="layout" svg:width="0.061cm" svg:height="0.061cm" svg:x="7.961cm" svg:y="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5cm" svg:height="0.529cm" svg:x="7.773cm" svg:y="3.06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68cm" svg:height="0.529cm" svg:x="8.624cm" svg:y="2.12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743cm" svg:height="0.529cm" svg:x="11.432cm" svg:y="1.37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324cm" svg:height="0.469cm" svg:x="11.398cm" svg:y="3.9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79cm" svg:height="0.529cm" svg:x="4.878cm" svg:y="2.91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5.931cm" svg:y1="2.128cm" svg:x2="12.115cm" svg:y2="2.128cm">
          <text:p/>
        </draw:line>
        <draw:line draw:style-name="gr5" draw:text-style-name="P1" draw:layer="layout" svg:x1="4.381cm" svg:y1="2.778cm" svg:x2="4.381cm" svg:y2="2.13cm">
          <text:p/>
        </draw:line>
        <draw:line draw:style-name="gr5" draw:text-style-name="P1" draw:layer="layout" svg:x1="5.142cm" svg:y1="2.778cm" svg:x2="5.142cm" svg:y2="2.13cm">
          <text:p/>
        </draw:line>
        <draw:line draw:style-name="gr5" draw:text-style-name="P1" draw:layer="layout" svg:x1="4.381cm" svg:y1="3.578cm" svg:x2="4.381cm" svg:y2="4.226cm">
          <text:p/>
        </draw:line>
        <draw:line draw:style-name="gr5" draw:text-style-name="P1" draw:layer="layout" svg:x1="5.142cm" svg:y1="3.578cm" svg:x2="5.142cm" svg:y2="4.226cm">
          <text:p/>
        </draw:line>
        <draw:line draw:style-name="gr5" draw:text-style-name="P1" draw:layer="layout" svg:x1="6.531cm" svg:y1="3.567cm" svg:x2="6.531cm" svg:y2="4.215cm">
          <text:p/>
        </draw:line>
        <draw:line draw:style-name="gr5" draw:text-style-name="P1" draw:layer="layout" svg:x1="6.531cm" svg:y1="2.778cm" svg:x2="6.531cm" svg:y2="2.13cm">
          <text:p/>
        </draw:line>
        <draw:line draw:style-name="gr5" draw:text-style-name="P1" draw:layer="layout" svg:x1="8.008cm" svg:y1="2.933cm" svg:x2="8.008cm" svg:y2="2.493cm">
          <text:p/>
        </draw:line>
        <draw:line draw:style-name="gr5" draw:text-style-name="P1" draw:layer="layout" svg:x1="8.008cm" svg:y1="3.769cm" svg:x2="8.008cm" svg:y2="4.209cm">
          <text:p/>
        </draw:line>
        <draw:line draw:style-name="gr4" draw:text-style-name="P1" draw:layer="layout" svg:x1="7.794cm" svg:y1="2.469cm" svg:x2="8.577cm" svg:y2="2.469cm">
          <text:p/>
        </draw:line>
        <draw:line draw:style-name="gr5" draw:text-style-name="P1" draw:layer="layout" svg:x1="8.446cm" svg:y1="2.823cm" svg:x2="8.446cm" svg:y2="2.472cm">
          <text:p/>
        </draw:line>
        <draw:line draw:style-name="gr5" draw:text-style-name="P1" draw:layer="layout" svg:x1="8.446cm" svg:y1="1.79cm" svg:x2="8.446cm" svg:y2="2.141cm">
          <text:p/>
        </draw:line>
        <draw:line draw:style-name="gr4" draw:text-style-name="P1" draw:layer="layout" svg:x1="10.783cm" svg:y1="1.091cm" svg:x2="11.917cm" svg:y2="1.091cm">
          <text:p/>
        </draw:line>
        <draw:line draw:style-name="gr5" draw:text-style-name="P1" draw:layer="layout" svg:x1="11.653cm" svg:y1="1.831cm" svg:x2="11.653cm" svg:y2="2.132cm">
          <text:p/>
        </draw:line>
        <draw:line draw:style-name="gr5" draw:text-style-name="P1" draw:layer="layout" svg:x1="11.653cm" svg:y1="1.344cm" svg:x2="11.653cm" svg:y2="1.098cm">
          <text:p/>
        </draw:line>
        <draw:frame draw:style-name="gr6" draw:text-style-name="P2" draw:layer="layout" svg:width="2.284cm" svg:height="0.911cm" svg:x="7.068cm" svg:y="4.328cm">
          <draw:text-box>
            <text:p><text:span text:style-name="T1">اشارہ موجود</text:span></text:p>
          </draw:text-box>
        </draw:frame>
        <draw:frame draw:style-name="gr6" draw:text-style-name="P4" xml:id="id1" draw:id="id1" draw:layer="layout" svg:width="2.983cm" svg:height="0.911cm" svg:x="0.66cm" svg:y="3.291cm">
          <draw:text-box>
            <text:p text:style-name="P3"><text:span text:style-name="T1">اشارہ عدم موجود</text:span></text:p>
          </draw:text-box>
        </draw:frame>
        <draw:line draw:style-name="gr4" draw:text-style-name="P1" draw:layer="layout" svg:x1="5.953cm" svg:y1="2.307cm" svg:x2="5.953cm" svg:y2="5.123cm">
          <text:p/>
        </draw:line>
        <draw:line draw:style-name="gr4" draw:text-style-name="P1" draw:layer="layout" svg:x1="3.799cm" svg:y1="4.346cm" svg:x2="3.799cm" svg:y2="5.159cm">
          <text:p/>
        </draw:line>
        <draw:line draw:style-name="gr7" draw:text-style-name="P1" xml:id="id2" draw:id="id2" draw:layer="layout" svg:x1="3.798cm" svg:y1="4.901cm" svg:x2="5.953cm" svg:y2="4.901cm">
          <draw:glue-point draw:id="4" svg:x="-0.524cm" svg:y="0cm"/>
          <text:p/>
        </draw:line>
        <draw:connector draw:style-name="gr5" draw:text-style-name="P1" draw:layer="layout" draw:type="curve" draw:line-skew="-0.956cm" svg:x1="2.151cm" svg:y1="4.202cm" svg:x2="4.763cm" svg:y2="4.901cm" draw:start-shape="id1" draw:start-glue-point="2" draw:end-shape="id2" draw:end-glue-point="4" svg:d="m2151 4202c0 441 2612 92 2612 699">
          <text:p/>
        </draw:connector>
        <draw:line draw:style-name="gr8" draw:text-style-name="P1" draw:layer="layout" svg:x1="5.991cm" svg:y1="4.901cm" svg:x2="7.182cm" svg:y2="4.901cm">
          <text:p/>
        </draw:line>
        <draw:line draw:style-name="gr9" draw:text-style-name="P1" draw:layer="layout" svg:x1="9.185cm" svg:y1="4.901cm" svg:x2="11.49cm" svg:y2="4.901cm">
          <text:p/>
        </draw:line>
        <draw:frame draw:style-name="gr2" draw:layer="layout" svg:width="2.776cm" svg:height="0.906cm" svg:x="0.418cm" svg:y="1.276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2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3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4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5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6/content.xml><?xml version="1.0" encoding="utf-8"?>
<math xmlns="http://www.w3.org/1998/Math/MathML">
  <semantics>
    <msub>
      <mi>I</mi>
      <mi mathvariant="italic">cm</mi>
    </msub>
    <annotation encoding="StarMath 5.0">I_cm</annotation>
  </semantics>
</math>
</file>

<file path=Object 7/content.xml><?xml version="1.0" encoding="utf-8"?>
<math xmlns="http://www.w3.org/1998/Math/MathML">
  <semantics>
    <mi>t</mi>
    <annotation encoding="StarMath 5.0">t</annotation>
  </semantics>
</math>
</file>

<file path=Object 8/content.xml><?xml version="1.0" encoding="utf-8"?>
<math xmlns="http://www.w3.org/1998/Math/MathML">
  <semantics>
    <msub>
      <mi>I</mi>
      <mi mathvariant="italic">CQ</mi>
    </msub>
    <annotation encoding="StarMath 5.0">I_CQ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i</mi>
                <mi>C</mi>
              </msub>
              <mo stretchy="false">=</mo>
              <mrow>
                <msub>
                  <mi>I</mi>
                  <mi>C</mi>
                </msub>
                <mo stretchy="false">+</mo>
                <msub>
                  <mi>I</mi>
                  <mi mathvariant="italic">cm</mi>
                </msub>
              </mrow>
            </mrow>
            <mi>sin</mi>
            <mo stretchy="false">ω</mo>
            <mi>t</mi>
          </mrow>
        </mtd>
      </mtr>
      <mtr>
        <mtd>
          <mrow>
            <mrow>
              <msub>
                <mi>i</mi>
                <mi>c</mi>
              </msub>
              <mo stretchy="false">=</mo>
              <msub>
                <mi>I</mi>
                <mi mathvariant="italic">cm</mi>
              </msub>
            </mrow>
            <mi>sin</mi>
            <mo stretchy="false">ω</mo>
            <mi>t</mi>
          </mrow>
        </mtd>
      </mtr>
    </mtable>
    <annotation encoding="StarMath 5.0">stack{
alignl i_C = I_C + I_cm sin %omega t #
alignl i_c=I_cm sin %omega t
}</annotation>
  </semantics>
</math>
</file>